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T1" style:family="text">
      <style:text-properties officeooo:rsid="001a66c6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6">Img.</text:p>
          </table:table-cell>
          <table:table-cell table:style-name="Tabla1.A1" office:value-type="string">
            <text:p text:style-name="P6">Cod.</text:p>
          </table:table-cell>
          <table:table-cell table:style-name="Tabla1.A1" table:number-columns-spanned="2" office:value-type="string">
            <text:p text:style-name="P6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table:number-columns-spanned="2" office:value-type="string">
            <text:p text:style-name="P6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3"><text:placeholder text:placeholder-type="text">&lt;category.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,context)"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product.name&gt;</text:placeholder></text:p>
            <text:p text:style-name="P8"><text:placeholder text:placeholder-type="text">&lt;if test="product_type == 'product.template'"&gt;</text:placeholder></text:p>
            <text:p text:style-name="P11"><text:placeholder text:placeholder-type="text">&lt;if test="prod_display_type== 'prod_per_line'"&gt;</text:placeholder></text:p>
            <text:p text:style-name="P9"><text:span text:style-name="T1"><text:placeholder text:placeholder-type="text">&lt;for each="prod in product.product_variant_ids"&gt;</text:placeholder></text:span></text:p>
            <text:p text:style-name="P9"><text:placeholder text:placeholder-type="text">&lt;', '.join([x.display_name for x in prod.attribute_value_ids])&gt;</text:placeholder></text:p>
            <text:p text:style-name="P9"><text:placeholder text:placeholder-type="text">&lt;/for&gt;</text:placeholder></text:p>
            <text:p text:style-name="P13"><text:placeholder text:placeholder-type="text">&lt;/if&gt;</text:placeholder></text:p>
            <text:p text:style-name="P11"><text:placeholder text:placeholder-type="text">&lt;if test="prod_display_type== 'prod_list' and len(product.product_variant_ids) &gt; 1"&gt;</text:placeholder></text:p>
            <text:p text:style-name="P10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14"><text:placeholder text:placeholder-type="text">&lt;/if&gt;</text:placeholder></text:p>
            <text:p text:style-name="P11"><text:placeholder text:placeholder-type="text">&lt;if test="prod_display_type== 'variants'"&gt;</text:placeholder></text:p>
            <text:p text:style-name="P10"><text:span text:style-name="T1"><text:placeholder text:placeholder-type="text">&lt;for each="line in product.attribute_line_ids"&gt;</text:placeholder></text:span></text:p>
            <text:p text:style-name="P10"><text:placeholder text:placeholder-type="text">&lt;line.attribute_id.name&gt;</text:placeholder>: <text:placeholder text:placeholder-type="text">&lt;', '.join([x.name for x in line.value_ids])&gt;</text:placeholder></text:p>
            <text:p text:style-name="P10"><text:placeholder text:placeholder-type="text">&lt;/for&gt;</text:placeholder></text:p>
            <text:p text:style-name="P13"><text:placeholder text:placeholder-type="text">&lt;/if&gt;</text:placeholder></text:p>
            <text:p text:style-name="P12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5"/>
          </table:table-cell>
          <table:table-cell table:style-name="Tabla1.A2" table:number-columns-spanned="2" office:value-type="string">
            <text:p text:style-name="P5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1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09T17:32:25.558782844</dc:date>
    <meta:editing-duration>PT6H31M44S</meta:editing-duration>
    <meta:editing-cycles>125</meta:editing-cycles>
    <meta:generator>LibreOffice/4.2.7.2$Linux_X86_64 LibreOffice_project/420m0$Build-2</meta:generator>
    <meta:document-statistic meta:table-count="1" meta:image-count="0" meta:object-count="0" meta:page-count="1" meta:paragraph-count="35" meta:word-count="91" meta:character-count="970" meta:non-whitespace-character-count="914"/>
  </office:meta>
</office:document-meta>
</file>